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Standard">
      <style:text-properties officeooo:rsid="0022c7e0" officeooo:paragraph-rsid="0022c7e0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6d97" style:font-size-asian="10pt" style:font-size-complex="10pt"/>
    </style:style>
    <style:style style:name="T3" style:family="text">
      <style:text-properties officeooo:rsid="0014cbb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4cbb5" style:font-size-asian="7pt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1f6d97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2:31:15.284794677</dc:date>
    <meta:editing-duration>PT2H11M12S</meta:editing-duration>
    <meta:editing-cycles>18</meta:editing-cycles>
    <meta:document-statistic meta:table-count="0" meta:image-count="0" meta:object-count="0" meta:page-count="1" meta:paragraph-count="1" meta:word-count="81" meta:character-count="541" meta:non-whitespace-character-count="390"/>
  </office:meta>
</office:document-meta>
</file>